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background-color="#ffff00" style:font-style-asian="italic" style:font-style-complex="italic"/>
    </style:style>
    <style:style style:name="T4" style:family="text">
      <style:text-properties fo:background-color="#ffff00"/>
    </style:style>
    <style:style style:name="T5" style:family="text">
      <style:text-properties style:font-name="Times New Roman"/>
    </style:style>
    <style:style style:name="T6" style:family="text">
      <style:text-properties fo:font-style="normal" style:font-style-asian="normal" style:font-style-complex="normal"/>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Bergson, 1934 #862}</text:p>
      <text:p text:style-name="Text_20_body"><text:reference-mark-start text:name="ZOTERO_ITEM {&quot;citationItems&quot;:[{&quot;itemID&quot;:4841}]} RNDDCZO57JMOy"/>(Bergson 1934)<text:reference-mark-end text:name="ZOTERO_ITEM {&quot;citationItems&quot;:[{&quot;itemID&quot;:4841}]} RNDDCZO57JMOy"/></text:p>
      <text:p text:style-name="Text_20_body"/>
      <text:p text:style-name="Text_20_body">A toute affirmation vraie nous attribuons ainsi un effet rétroactif; ou plut<text:span text:style-name="T5">ô</text:span>t nous lui imprimons une movement rétrograde. Comme si un jugement avait pu preéxister aux terms qui le composent. ...</text:p>
      <text:p text:style-name="Text_20_body">Les conséquences de cette illusion sont innombrables.14.</text:p>
      <text:p text:style-name="Text_20_body">Mais si l'on commence par écarter les concepts déj<text:span text:style-name="T5">à</text:span> <text:s/>faits, si l'on se donne une vision direct de réel, si l'on subdivise alors cette réalité en tenant compte de ses articulations, les concepts nouveaux qu'on devra bien former pour s'exprimer seront cette taillés <text:span text:style-name="T5">à</text:span> l'exacte mesure de l'objet. 23</text:p>
      <text:p text:style-name="Text_20_body">Sans doute, dans le presque totalité des cas, et probablement chez tous les animaux autre que l'homme, abstraction et généralisation sont vécues et non pas pensées.55</text:p>
      <text:p text:style-name="Text_20_body">Mais entre le <text:s/>généralisation impossible et la <text:s/>généralisation inutile il y a celle que provoquent, en la préfigurent, des tendances, des habitudes, des gestes et des attitudes, des complexes de mouvements automatiqement accomplis ou esquissés, qui sont 'a l'origine de la plupart de idées générales proprement humaine. 56</text:p>
      <text:p text:style-name="Text_20_body">56 on the impossible generalisatio and the useless generalisation </text:p>
      <text:p text:style-name="Text_20_body">56 – generalisation as habit remounting the field of action to that of thought.</text:p>
      <text:p text:style-name="Text_20_body">We call here intuition the <text:span text:style-name="T2">sympathy </text:span><text:span text:style-name="T6">through which one transports oneself into the interior of an object in order to coincide with what is unique and consequence inexpressible in it. 181</text:span></text:p>
      <text:p text:style-name="Text_20_body"/>
      <text:p text:style-name="Text_20_body"><text:span text:style-name="T4">Tandis que notre devise à nous est </text:span><text:span text:style-name="T3">Juste ce qu'il faut</text:span><text:span text:style-name="T4">, celle de la nature est </text:span><text:span text:style-name="T3">Plus qu'il ne faut</text:span><text:span text:style-name="T4">, trop de ceci, trop de cela, trop de tout. La reàlité, telle que James la voit, est redondante et surabondante. 240 (analogy of life vs theatre then appears).</text:span><text:line-break/><text:line-break/>Du point de vue oû James se place, et qui <text:s/>est celui de l'expe'rience pure ou l'&lt;&lt;empirisme radical.., la re'alite' n'apparaît plus comme finie ni comme infinie, mais simplement comme inde'finie. Elle coule, sans que nous puissions dire si c'est dan une direction unique, ni même si c'est toujours et partout le même rivière qui coule. 241<text:line-break/><text:line-break/>Nous baignons, d'aprés James, dans une atmosphére que traversent de grands courants spirituels. 243<text:line-break/><text:line-break/>Celles des vérité qu'il nouse importe le plus de connai^tre sont, pour lui, de ve'rities qui ont été senties et ve'cus avant d'e^tre pense'es. 244<text:line-break/><text:line-break/><text:line-break/><text:span text:style-name="T4">La reàlité coule; nous coulons avec elle; et nous appelons vraie toute affirmation qui, en nous dirigeant à travers la reàlité mouvante, nous donne prise sur elle et nous place dans de meilleures conditions pour agir. 246</text:span><text:line-break/><text:line-break/>_tandis que pour les autre doctrines une vérité nouvelle est une de'couverte, pour le pragmatisme c'est une invention. 247<text:line-break/><text:line-break/>La vérité, d'apre`s le pragmatisme, s'est donc faite peu a` peu, gra^ce aux apports individuels d'un grande nombre inventeurs. 248 - use this in chapter 2<text:line-break/><text:line-break/>La structure de notre esprit est donc en grande partie notre ouevre, ou tout au moins l'ouvre de <text:soft-page-break/>quelques-uns d'entre nous. 249 - use this in chapter 3<text:line-break/><text:line-break/>La de'finition que James donne de la vérité fait donc corps avec sa conception de la re'alite'. Si la re'alite' n'est pas cet universe e'conomique et syste'matique que notre logique aime a` se repre'senter, si elle n'est past souteneu par une armature d'intellectualite', la vérité d'ordre intellectuel est une invention humaine qui a pour effet d'utiliser la re'alite' pluto^r qu de nous introduire en elle. Et si la re'alite' ne form pas un ensmeble, si elle est multiple et mobile, faite de courants qui s'entre-croisant, le vérité qui nai^t d'une prise de contact avec quelqu'un de ces courants - vérité sentie avant d'etre conc~ue, - est plus capable que le vérité simplement pense'e de saisir et d'emmagasiner la re'alite' m^eme. 250-1.</text:p>
      <text:p text:style-name="Text_20_body"/>
      <text:section text:style-name="Sect1" text:name="ZOTERO_BIBL">
        <text:p text:style-name="Text_20_body">Bergson, H., 1934. <text:span text:style-name="T1">La pensée et le mouvant; essais et conférences</text:span>, Paris,: F. Alcan.</text:p>
      </text:section>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abm</meta:initial-creator>
    <meta:creation-date>2008-10-27T08:56:41</meta:creation-date>
    <dc:creator>abm</dc:creator>
    <dc:date>2008-11-27T13:01:04</dc:date>
    <meta:editing-cycles>10</meta:editing-cycles>
    <meta:editing-duration>PT13H49M27S</meta:editing-duration>
    <meta:user-defined meta:name="Info 1"/>
    <meta:user-defined meta:name="Info 2"/>
    <meta:user-defined meta:name="Info 3"/>
    <meta:user-defined meta:name="Info 4"/>
    <meta:user-defined meta:name="ZOTERO_PREF_1" meta:value-type="string">iQwJt84f:http:://www.zotero.org/styles/harvard1:in-text:1:0:0</meta:user-defined>
    <meta:document-statistic meta:table-count="0" meta:image-count="0" meta:object-count="0" meta:page-count="2" meta:paragraph-count="12" meta:word-count="617" meta:character-count="3730"/>
  </office:meta>
</office:document-meta>
</file>